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Courier New" fo:font-size="8pt" style:font-size-asian="8pt" style:font-name-complex="Courier New"/>
    </style:style>
    <style:style style:name="P3" style:family="paragraph" style:parent-style-name="Standard">
      <style:paragraph-properties fo:text-align="justify" style:justify-single-word="false"/>
      <style:text-properties style:font-name="Courier New" fo:font-size="8pt" fo:language="en" fo:country="US" style:font-size-asian="8pt" style:font-name-complex="Courier New"/>
    </style:style>
    <style:style style:name="P4" style:family="paragraph" style:parent-style-name="Standard">
      <style:paragraph-properties fo:margin-left="0cm" fo:margin-right="0cm" fo:text-indent="1.27cm" style:auto-text-indent="false"/>
      <style:text-properties fo:font-weight="bold" style:font-weight-asian="bold" style:font-weight-complex="bold"/>
    </style:style>
    <style:style style:name="P5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6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language="en" fo:country="US"/>
    </style:style>
    <style:style style:name="P7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8" style:family="paragraph" style:parent-style-name="Название_20_объекта">
      <style:paragraph-properties fo:text-align="center" style:justify-single-word="false"/>
    </style:style>
    <style:style style:name="P9" style:family="paragraph" style:parent-style-name="Heading_20_1" style:master-page-name="Standard">
      <style:paragraph-properties fo:text-align="center" style:justify-single-word="false" style:page-number="auto" fo:padding-left="0cm" fo:padding-right="0cm" fo:padding-top="0cm" fo:padding-bottom="0.035cm" fo:border-left="none" fo:border-right="none" fo:border-top="none" fo:border-bottom="1.5pt solid #000000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Courier New" fo:font-size="8pt" style:font-size-asian="8pt" style:font-name-complex="Courier New"/>
    </style:style>
    <style:style style:name="T5" style:family="text">
      <style:text-properties style:font-name="Courier New" fo:font-size="8pt" fo:language="en" fo:country="US" style:font-size-asian="8pt" style:font-name-complex="Courier New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</text:sequence-decls>
      <text:h text:style-name="P9" text:outline-level="1">сишные трюки<text:line-break/>(<text:span text:style-name="T1">15h</text:span> выпуск)</text:h>
      <text:p text:style-name="Standard">крис касперски ака мыщъх, <text:span text:style-name="T1">a.k.a. souriz</text:span>, <text:span text:style-name="T1">a.k.a. nezumi</text:span>, <text:span text:style-name="T1">no</text:span>-<text:span text:style-name="T1">email</text:span></text:p>
      <text:p text:style-name="P4"/>
      <text:p text:style-name="P7"><text:span text:style-name="T3">сегодня мы займемся укрощением </text:span><text:span text:style-name="T2">gets </text:span><text:span text:style-name="T3">и подобным ей функциям, возвращающим заранее непредсказуемый объем данных — быть может десяток байт, а быть целую сотню мегабайт. ограничивать предельный объем (как это часто делается) негуманно, а в некоторых случаях — невозможно или же требует серьезного редизайна всего кода, но если немножко схитрить, то ни ограничивать, ни редизайнить не потребуется, все будет работать и так!</text:span></text:p>
      <text:h text:style-name="Heading_20_2" text:outline-level="2">метод 1 — <text:span text:style-name="T1">malloc(maxinux maximore)</text:span></text:h>
      <text:p text:style-name="P5">ОК, возьмем функцию <text:span text:style-name="T1">gets (</text:span>название, естественно, условное, и на ее месте может окажется любая функция, возвращающая заранее непредсказуемый объем данных) и скалькулируем сколько памяти она может затребовать в _худшем_ случае. Для определенности остановимся на отметке в 100 Мбайт. Выделяем нужное количество памяти через <text:span text:style-name="T1">malloc</text:span>, а после возвращения из <text:span text:style-name="T1">gets </text:span>определяем актуальный размер данных и тут же реаллоцируем блок памяти, усекая его вызовом <text:span text:style-name="T1">realloc </text:span>до нужного размера.</text:p>
      <text:p text:style-name="P5">Просто как дважды два, но, увы, ресурсоемко и не совсем безопасно (точнее, _совсем_ небезопасно). Хотя <text:span text:style-name="T1">Windows </text:span>выделяет физическую память лишь при реальном обращении к страницам, Си-функция <text:span text:style-name="T1">malloc (</text:span>вызывающая <text:span text:style-name="T1">API-</text:span>функцию <text:span text:style-name="T1">VirtualAlloc </text:span>с атрибутом MEM_COMMIT<text:span text:style-name="T1">)</text:span>, увеличивает "<text:span text:style-name="T1">Working Set</text:span>"<text:span text:style-name="T1"> </text:span>процесса и, если виртуальной памяти не хватает, происходит неизбежный рост файла подкачки (даже при наличии свободной физической памяти!), что снижает производительность, не говоря уже о том, что на системах с квотированием такие программы просто не выживают.</text:p>
      <text:p text:style-name="P5">К тому же, в случае с <text:span text:style-name="T1">gets</text:span>,<text:span text:style-name="T1"> </text:span>выделение 100 Мбайт памяти проблемы не решает и риск переполнения буфера не исчезает, а всего лишь уменьшается. Чтобы программа не пошла вразнос и не стала жертвой атаки, последней странице буфера рекомендуется присвоить атрибут <text:span text:style-name="T1">PAGE_NOACCESS </text:span>вызовом <text:span text:style-name="T1">API-</text:span>функции <text:span text:style-name="T1">VirtualProtect (</text:span>а сам блок памяти выделять не через <text:span text:style-name="T1">malloc</text:span>, а через <text:span text:style-name="T1">VirtualAlloc)</text:span>.</text:p>
      <text:p text:style-name="P5">Тогда, при достижении конца буфера возникнет исключение, которые мы сможем перехватить, установив <text:span text:style-name="T1">SEH-</text:span>обработчик на EXCEPTION_ACCESS_VIOLATION и тем или иным образом обработать ситуацию.</text:p>
      <text:p text:style-name="P5">Сделать это можно следующим образом (обработка ошибок для упрощения понимания сведена к минимуму).</text:p>
      <text:p text:style-name="P5"/>
      <text:p text:style-name="P1"><text:span text:style-name="T4">#define XXL<text:tab/></text:span><text:span text:style-name="T5"><text:tab/></text:span><text:span text:style-name="T4">(100*1024*1024)</text:span></text:p>
      <text:p text:style-name="P1"><text:span text:style-name="T4">#define PAGE_SIZE</text:span><text:span text:style-name="T5"><text:tab/></text:span><text:span text:style-name="T4">0x1000</text:span></text:p>
      <text:p text:style-name="P2"/>
      <text:p text:style-name="P1"><text:span text:style-name="T4">#define Is2power(x)<text:tab/><text:tab/>(!(x &amp; (x-1)))</text:span></text:p>
      <text:p text:style-name="P2">#define ALIGN_DOWN(x, align)<text:tab/>(x &amp; ~(align-1))</text:p>
      <text:p text:style-name="P2">#define ALIGN_UP(x, align)<text:tab/>((x &amp; (align-1))?ALIGN_DOWN(x,align)+align:x)</text:p>
      <text:p text:style-name="P2">main()</text:p>
      <text:p text:style-name="P2">{</text:p>
      <text:p text:style-name="P1"><text:span text:style-name="T4"><text:tab/>DWORD old;</text:span><text:span text:style-name="T5"> </text:span><text:span text:style-name="T4">char *p; int real_size=0;</text:span></text:p>
      <text:p text:style-name="P2"><text:tab/>p=VirtualAlloc(0,XXL,MEM_COMMIT,PAGE_READWRITE);</text:p>
      <text:p text:style-name="P2"><text:tab/>VirtualProtect((p-PAGE_SIZE), PAGE_SIZE, PAGE_NOACCESS, &amp;old);</text:p>
      <text:p text:style-name="P2"><text:tab/>__try{</text:p>
      <text:p text:style-name="P2"><text:tab/><text:tab/>gets(p);</text:p>
      <text:p text:style-name="P2"><text:tab/>}</text:p>
      <text:p text:style-name="P3"><text:tab/></text:p>
      <text:p text:style-name="P2"><text:tab/>__except( GetExceptionCode() == EXCEPTION_ACCESS_VIOLATION) {</text:p>
      <text:p text:style-name="P1"><text:span text:style-name="T4"><text:tab/></text:span><text:span text:style-name="T5"><text:tab/></text:span><text:span text:style-name="T4">printf("too much!</text:span><text:span text:style-name="T5">\n</text:span><text:span text:style-name="T4">"); real_size=-1;</text:span></text:p>
      <text:p text:style-name="P2"><text:tab/>}</text:p>
      <text:p text:style-name="P3"><text:tab/></text:p>
      <text:p text:style-name="P2"><text:tab/>if (real_size==-1)</text:p>
      <text:p text:style-name="P2"><text:tab/><text:tab/>VirtualFree(p,XXL,MEM_DECOMMIT);</text:p>
      <text:p text:style-name="P2"><text:tab/>else<text:tab/></text:p>
      <text:p text:style-name="P1"><text:span text:style-name="T4"><text:tab/><text:tab/>VirtualFree(p+ALIGN_UP((strlen(p)+1),PAGE_SIZE),</text:span></text:p>
      <text:p text:style-name="P1"><text:span text:style-name="T5"><text:tab/><text:tab/><text:tab/></text:span><text:span text:style-name="T4">XXL-ALIGN_UP((strlen(p)+1),PAGE_SIZE), MEM_DECOMMIT);</text:span></text:p>
      <text:p text:style-name="P2">}</text:p>
      <text:p text:style-name="P8"><text:soft-page-break/>Листинг <text:sequence text:ref-name="refЛистинг0" text:name="Листинг" text:formula="ooow:Листинг+1" style:num-format="1">1</text:sequence> простой способ укрощения <text:span text:style-name="T1">gets</text:span></text:p>
      <text:p text:style-name="P5">Не такой уж и сложный код, во всяком случае он намного проще, чем блочное чтение с помощью <text:span text:style-name="T1">fgets </text:span>и других функций, работающих с буферами памяти произвольного размера. Однако, следует помнить, что если запись в буфер происходит не последовательно (как в случае с <text:span text:style-name="T1">gets)</text:span>, а "скачками", то защита последней страницы нам ничем не поможет, т. к. вызываемая функция запросто может "перепрыгнуть" ее. В принципе, существует возможность прижать конец буфера к вершине нижней половины адресного пространства — в верхней находится код операционной системы, который себя в обиду не даст , однако, гарантий, что эта память уже не занята у нас нет, увы!</text:p>
      <text:h text:style-name="Heading_20_2" text:outline-level="2">метод 2 — <text:span text:style-name="T1">VirtualAlloc(,,</text:span>MEM_RESERVE<text:span text:style-name="T1">,)</text:span></text:h>
      <text:p text:style-name="P5">Главным недостатком предыдущего способа была и остается его ресурсоемкость. Совершенно нецелесообразно "отбирать" у системы <text:span text:style-name="T1">XXL </text:span>байт памяти не будучи при этом уверенным, что из них потребуется хотя бы половина.</text:p>
      <text:p text:style-name="P5">Поступим умнее. Заменив флаг <text:span text:style-name="T1">MEM_COMMIT </text:span>на <text:span text:style-name="T1">MEM_RESERVE, </text:span>мы заставим функцию <text:span text:style-name="T1">VirtualAlloc </text:span>не выделять, а всего лишь _резервировать_ память без неизбежного роста <text:span text:style-name="T1">Working Set'</text:span>а<text:span text:style-name="T1"> </text:span>и размера файла подкачки. Резервирование памяти осуществляется практически мгновенно. А вот при всяком доступе к зарезервированной странице возникает исключение типа EXCEPTION_ACCESS_VIOLATION и нам остается всего лишь написать свой собственный <text:span text:style-name="T1">SEH-</text:span>фильтр, вызывающий <text:span text:style-name="T1">VirtualAlloc </text:span>с атрибутом <text:span text:style-name="T1">MEM_COMMIT </text:span>для выделения запрошенной страницы.</text:p>
      <text:p text:style-name="P5">То есть память в натуре выделяется динамически по мере ее потребления и потому, не жадничая особо, мы можем увеличить <text:span text:style-name="T1">XXL </text:span>хоть на порядок. Главное — чтобы адресного пространства хватило! А в распоряжении приложения, работающего под управлением 32-битных версий <text:span text:style-name="T1">Windows</text:span>,<text:span text:style-name="T1"> </text:span>_как_ _правило_ имеется по меньшей мере <text:span text:style-name="T1">~1</text:span> Гбайт.</text:p>
      <text:p text:style-name="P5">Как ни парадоксально, но динамическое выделение памяти даже упрощает код:</text:p>
      <text:p text:style-name="P6"/>
      <text:p text:style-name="P3">souriz(struct _EXCEPTION_POINTERS *exception_pointers)</text:p>
      <text:p text:style-name="P3">{</text:p>
      <text:p text:style-name="P3"><text:tab/>DWORD old;</text:p>
      <text:p text:style-name="P1"><text:span text:style-name="T5"><text:tab/>if (exception_pointers-&gt;ExceptionRecord-&gt;ExceptionCode==</text:span></text:p>
      <text:p text:style-name="P1"><text:span text:style-name="T4"><text:tab/><text:tab/><text:tab/><text:tab/><text:tab/><text:tab/><text:tab/></text:span><text:span text:style-name="T5">EXCEPTION_ACCESS_VIOLATION)</text:span></text:p>
      <text:p text:style-name="P3"><text:tab/>{</text:p>
      <text:p text:style-name="P3"><text:tab/><text:tab/>VirtualAlloc((char*)(exception_pointers-&gt;</text:p>
      <text:p text:style-name="P1"><text:span text:style-name="T4"><text:tab/><text:tab/><text:tab/></text:span><text:span text:style-name="T5">ExceptionRecord-&gt;ExceptionInformation[1]),</text:span></text:p>
      <text:p text:style-name="P1"><text:span text:style-name="T4"><text:tab/><text:tab/><text:tab/><text:tab/></text:span><text:span text:style-name="T5">PAGE_SIZE, MEM_COMMIT, PAGE_READWRITE);</text:span></text:p>
      <text:p text:style-name="P2"><text:tab/><text:tab/></text:p>
      <text:p text:style-name="P3"><text:tab/><text:tab/>return EXCEPTION_CONTINUE_EXECUTION;</text:p>
      <text:p text:style-name="P3"><text:tab/>}</text:p>
      <text:p text:style-name="P3"><text:tab/>return EXCEPTION_CONTINUE_SEARCH;</text:p>
      <text:p text:style-name="P3">}</text:p>
      <text:p text:style-name="P3">main()</text:p>
      <text:p text:style-name="P3">{</text:p>
      <text:p text:style-name="P3"><text:tab/>char *p=VirtualAlloc(0,XXL,MEM_RESERVE,PAGE_READWRITE);</text:p>
      <text:p text:style-name="P2"><text:tab/></text:p>
      <text:p text:style-name="P3"><text:tab/>__try{</text:p>
      <text:p text:style-name="P3"><text:tab/><text:tab/>gets(p);</text:p>
      <text:p text:style-name="P3"><text:tab/>}</text:p>
      <text:p text:style-name="P2"><text:tab/></text:p>
      <text:p text:style-name="P3"><text:tab/>__except ( souriz( GetExceptionInformation())) {}</text:p>
      <text:p text:style-name="P2"><text:tab/></text:p>
      <text:p text:style-name="P3"><text:tab/>VirtualFree(p+ALIGN_UP((strlen(p)+1),PAGE_SIZE),</text:p>
      <text:p text:style-name="P1"><text:span text:style-name="T4"><text:tab/><text:tab/></text:span><text:span text:style-name="T5">XXL-ALIGN_UP((strlen(p)+1),PAGE_SIZE), MEM_DECOMMIT);</text:span></text:p>
      <text:p text:style-name="P3">}</text:p>
      <text:p text:style-name="P8">Листинг <text:sequence text:ref-name="refЛистинг1" text:name="Листинг" text:formula="ooow:Листинг+1" style:num-format="1">2</text:sequence> динамический способ укрощения <text:span text:style-name="T1">gets</text:span></text:p>
      <text:p text:style-name="P5">А вот производительность по сравнению с листингом 1 не только не поднимется, но даже упадет. Конкретно так упадет, ведь обработка исключений — операция не из дешевых, а постраничная стратегия выделения памяти — кретинизм еще тот. ОК, меняем стратегию —изначально выделяем в буфере несколько страниц памяти, а затем (при первом вызове обработчика исключения) выделяем одну страницу, при втором — две, при следующем — четыре и… так вплоть до <text:span text:style-name="T1">~16 </text:span>страниц, время обработки которых вызываемой функцией заметно превышает накладные расходы (оверхид) на отлов исключений, хотя точная цифра завит как от мощности ЦП так и от специфики поставленной задачи. На слабых машинах (типа <text:span text:style-name="T1">P-III) </text:span>мыщъх <text:soft-page-break/>рекомендует выделять по 64 страницы за раз, однако, в условиях дефицита памяти можно сойтись и на 32х.</text:p>
      <text:h text:style-name="Heading_20_2" text:outline-level="2">метод 3 — доверяемся автоматике</text:h>
      <text:p text:style-name="P5">Отслеживать исключения — довольно нудное и утомительное дело. А нет ли в <text:span text:style-name="T1">Windows</text:span>-системах готового механизма, поддерживающего динамическое выделение памяти, который бы все делал за нас?!</text:p>
      <text:p text:style-name="P5">Такой механизм есть и имя ему — стек! При создании нового потока система не выделяет ему память, а лишь резервирует ее. Точнее стеку выделяется всего одна страница за которой (на самой вершине стека) находится злой пес Цербер — страница памяти с атрибутом PAGE_GUARD известная под именем "сторожевой". При обращении к ней процессор генерирует исключение, перехватываемое системой, которая выделяет запрошенную страницу в пользование потока, перемещая пса Цербера на еще одну страницу назад (в область младших адресов, куда растет стек).</text:p>
      <text:p text:style-name="P5">Возникает следующая идея. Создаем пустой поток со стеком размера <text:span text:style-name="T1">XXL</text:span>. Указатель на стек передаем основному потоку с функцией типа <text:span text:style-name="T1">gets</text:span>, которая начинает планомерно "отъедать" память. После ее завершения остается только определить реальный размер возвращенных данных и вызывать функцию <text:span text:style-name="T1">VirtualAlloc</text:span>, чтобы выделить обозначенные страницы _еще_ _один_ _раз_ (первый раз их выделила система, второй — мы). Менеджер кучи увеличивает специальный счетчик и теперь при завершении потока освобождаются все страницы, за исключением страниц, выделенных нами, и их может использовать любой другой поток данного процесса!!!</text:p>
      <text:p text:style-name="P5">Это становится возможным благодаря одному очевидному, но малоизвестному обстоятельству, а именно — на низком уровне стек и куча управляются _один_ и _тем_ _же_ менеджером памяти! То есть, мы используем стек потока как своеобразный динамический массив, а тело потока пустует. Теперь становится понятно, почему <text:span text:style-name="T1">gets </text:span>следует размещать именно в основном, а не во вспомогательном потоке — после того, как <text:span text:style-name="T1">gets </text:span>вернет свои данные, все остальное стековое пространство вспомогательного потока автоматически освобождается путем его завершения по <text:span text:style-name="T1">return </text:span>или <text:span text:style-name="T1">TerminateThread. </text:span>А вот если бы <text:span text:style-name="T1">gets </text:span>была расположена во вспомогательном потоке, то с завершением возникли бы проблемы.</text:p>
      <text:p text:style-name="P5">Впрочем, проблемы возникнут и так. Поскольку, стек растет вверх, то с функцией <text:span text:style-name="T1">gets </text:span>он не станет работать однозначно (она заполняет буфер сверху вниз, т.е. в обратном порядке). Однако, если у нас есть возможность переписать код <text:span text:style-name="T1">gets </text:span>(или другой функции подобной ей), этот трюк может сработать. "Может" потому, что: а) система выделяет стековое пространство постранично, вследствие чего мы имеем большой оверхид и тормоза; б) система рассчитывает, что стек заполняется последовательно и не прощает прыжки через сторожевую страницу, генерируя при этом исключение, которое, конечно, нетрудно обработать и самостоятельно, но тогда исчезает все очарование простоты кода, за которое мы боролись.</text:p>
      <text:p text:style-name="P5">Таким образом, второй метод самый оптимальный. Он не сложен в реализации, не отъедает лишнюю память, достаточно быстро работает и надежно страхует от переполняющихся буферов. Дело ведь не в самой <text:span text:style-name="T1">gets</text:span>, которая выбрана всего лишь в качестве наглядного примера. Хорошо, пускай нам необходимо читать данные со стандартного потока ввода и мы заранее не можем сказать сколько их будет — десяток байт, мегабайт или целый гигабайт. Конечно, можно читать блоками по несколько десятков килобайт, объединяя блоки в списки или занимаясь их реаллокацией, но… все это либо слишком сложно в реализации, либо непродуктивно. Так что исключения рулят (причем совершенно без руля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9:14:00</meta:creation-date>
    <dc:creator>kk</dc:creator>
    <dc:date>2008-01-07T06:18:00</dc:date>
    <meta:editing-cycles>75</meta:editing-cycles>
    <meta:editing-duration>PT2H49M</meta:editing-duration>
    <meta:document-statistic meta:table-count="0" meta:image-count="0" meta:object-count="0" meta:page-count="3" meta:paragraph-count="76" meta:word-count="1242" meta:character-count="9514" meta:non-whitespace-character-count="8262"/>
    <meta:generator>LibreOffice/5.1.4.2$Windows_x86 LibreOffice_project/f99d75f39f1c57ebdd7ffc5f42867c12031db97a</meta:generator>
  </office:meta>
</office:document-meta>
</file>